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649cm" fo:min-width="1.677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688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559cm" fo:min-width="2.105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48cm" fo:min-width="4.292cm" fo:padding-top="0.134cm" fo:padding-bottom="0.134cm" fo:padding-left="0.259cm" fo:padding-right="0.259cm"/>
    </style:style>
    <style:style style:name="gr6" style:family="graphic" style:parent-style-name="standard">
      <style:graphic-properties svg:stroke-width="0.081cm" draw:marker-start-width="0.321cm" draw:marker-end-width="0.321cm" draw:fill-color="#ffffff" draw:textarea-horizontal-align="justify" draw:textarea-vertical-align="middle" draw:auto-grow-height="false" fo:min-height="0.813cm" fo:min-width="2.849cm" fo:padding-top="0.165cm" fo:padding-bottom="0.165cm" fo:padding-left="0.29cm" fo:padding-right="0.29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929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92cm" fo:min-width="1.406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0.668cm" fo:min-width="1.496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74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648cm" fo:min-width="1.855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809cm" fo:min-width="2.929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809cm" fo:min-width="2.675cm"/>
    </style:style>
    <style:style style:name="gr14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775cm" fo:min-width="3.765cm" fo:padding-top="0.134cm" fo:padding-bottom="0.134cm" fo:padding-left="0.259cm" fo:padding-right="0.25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1.532cm"/>
    </style:style>
    <style:style style:name="gr16" style:family="graphic" style:parent-style-name="standard">
      <style:graphic-properties svg:stroke-color="#000000" draw:marker-end="Rounded_20_short_20_Arrow" draw:fill-color="#ffffff" draw:textarea-horizontal-align="justify" draw:textarea-vertical-align="middle" draw:auto-grow-height="false" fo:min-height="0.894cm" fo:min-width="1.532cm"/>
    </style:style>
    <style:style style:name="gr17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48cm" fo:min-width="8.021cm" fo:padding-top="0.134cm" fo:padding-bottom="0.134cm" fo:padding-left="0.259cm" fo:padding-right="0.259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894cm" fo:min-width="1.469cm"/>
    </style:style>
    <style:style style:name="gr19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48cm" fo:min-width="2.895cm" fo:padding-top="0.134cm" fo:padding-bottom="0.134cm" fo:padding-left="0.259cm" fo:padding-right="0.259cm"/>
    </style:style>
    <style:style style:name="gr20" style:family="graphic" style:parent-style-name="standard">
      <style:graphic-properties svg:stroke-color="#000000" draw:fill-color="#ffffff" draw:textarea-horizontal-align="justify" draw:textarea-vertical-align="middle" draw:auto-grow-height="false" fo:min-height="0.558cm" fo:min-width="1.389cm"/>
    </style:style>
    <style:style style:name="gr21" style:family="graphic" style:parent-style-name="standard">
      <style:graphic-properties svg:stroke-color="#000000" draw:fill-color="#ffffff" draw:textarea-horizontal-align="justify" draw:textarea-vertical-align="middle" draw:auto-grow-height="false" fo:min-height="0.629cm" fo:min-width="1.567cm"/>
    </style:style>
    <style:style style:name="gr22" style:family="graphic" style:parent-style-name="standard">
      <style:graphic-properties svg:stroke-color="#000000" draw:fill-color="#ffffff" draw:textarea-horizontal-align="justify" draw:textarea-vertical-align="middle" draw:auto-grow-height="false" fo:min-height="0.629cm" fo:min-width="1.609cm"/>
    </style:style>
    <style:style style:name="gr23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548cm"/>
    </style:style>
    <style:style style:name="gr24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359cm"/>
    </style:style>
    <style:style style:name="gr25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.753cm"/>
    </style:style>
    <style:style style:name="gr26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1.891cm" fo:min-width="4.019cm" fo:padding-top="0.134cm" fo:padding-bottom="0.134cm" fo:padding-left="0.259cm" fo:padding-right="0.259cm"/>
    </style:style>
    <style:style style:name="gr27" style:family="graphic" style:parent-style-name="standard">
      <style:graphic-properties svg:stroke-color="#000000" draw:fill="none" draw:textarea-horizontal-align="justify" draw:textarea-vertical-align="middle" draw:auto-grow-height="false" fo:min-height="5.465cm" fo:min-width="10.803cm"/>
    </style:style>
    <style:style style:name="gr28" style:family="graphic" style:parent-style-name="standard">
      <style:graphic-properties svg:stroke-color="#000000" draw:fill="none" draw:textarea-horizontal-align="justify" draw:textarea-vertical-align="middle" draw:auto-grow-height="false" fo:min-height="5.846cm" fo:min-width="10.549cm"/>
    </style:style>
    <style:style style:name="gr29" style:family="graphic" style:parent-style-name="standard">
      <style:graphic-properties svg:stroke-color="#000000" draw:fill="none" draw:textarea-horizontal-align="justify" draw:textarea-vertical-align="middle" draw:auto-grow-height="false" fo:min-height="5.338cm" fo:min-width="9.66cm"/>
    </style:style>
    <style:style style:name="gr30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48cm" fo:min-width="3.292cm" fo:padding-top="0.134cm" fo:padding-bottom="0.134cm" fo:padding-left="0.259cm" fo:padding-right="0.259cm"/>
    </style:style>
    <style:style style:name="gr31" style:family="graphic" style:parent-style-name="standard">
      <style:graphic-properties svg:stroke-color="#000000" draw:fill-color="#ffffff" draw:textarea-horizontal-align="justify" draw:textarea-vertical-align="middle" draw:auto-grow-height="false" fo:min-height="0.716cm" fo:min-width="1.532cm"/>
    </style:style>
    <style:style style:name="gr32" style:family="graphic" style:parent-style-name="standard">
      <style:graphic-properties svg:stroke-width="0.018cm" svg:stroke-color="#000000" draw:marker-start-width="0.227cm" draw:marker-end-width="0.227cm" draw:fill-color="#ffffff" draw:textarea-horizontal-align="justify" draw:textarea-vertical-align="middle" draw:auto-grow-height="false" fo:min-height="0.848cm" fo:min-width="3.927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3pt" style:font-size-asian="13pt" style:font-size-complex="13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fo:font-size="15pt" style:font-size-asian="15pt" style:font-size-complex="15pt"/>
    </style:style>
    <style:style style:name="P6" style:family="paragraph">
      <loext:graphic-properties draw:fill-color="#ffffff"/>
      <style:paragraph-properties fo:text-align="center"/>
      <style:text-properties fo:font-size="18pt" style:font-size-asian="18pt" style:font-size-complex="18pt"/>
    </style:style>
    <style:style style:name="P7" style:family="paragraph">
      <loext:graphic-properties draw:fill-color="#ffff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ffffff"/>
      <style:paragraph-properties fo:text-align="center"/>
      <style:text-properties fo:font-size="11pt" style:font-size-asian="11pt" style:font-size-complex="11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77cm" svg:height="1.269cm" draw:transform="skewX (-0.0300196631343025) rotate (-0.030194196059502) translate (1.735cm 5.409cm)">
          <text:p text:style-name="P1"><text:span text:style-name="T1">Long Na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3.094cm" svg:height="1.27cm" svg:x="5.272cm" svg:y="5.418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3.683cm" svg:height="1.143cm" svg:x="8.593cm" svg:y="5.545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3" draw:layer="layout" svg:x1="6.842cm" svg:y1="8.747cm" svg:x2="6.842cm" svg:y2="6.969cm">
          <text:p/>
        </draw:line>
        <draw:line draw:style-name="gr4" draw:text-style-name="P3" draw:layer="layout" svg:x1="8.62cm" svg:y1="9.355cm" svg:x2="10.525cm" svg:y2="9.382cm">
          <text:p/>
        </draw:line>
        <draw:custom-shape draw:style-name="gr5" draw:text-style-name="P2" draw:layer="layout" svg:width="4.81cm" svg:height="1.116cm" svg:x="26.162cm" svg:y="8.901cm">
          <text:p text:style-name="P1"><text:span text:style-name="T1">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3.429cm" svg:height="1.143cm" svg:x="5.191cm" svg:y="8.747cm">
          <text:p text:style-name="P1">Spa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5" draw:layer="layout" svg:width="3.429cm" svg:height="2.286cm" svg:x="1.508cm" svg:y="1.508cm">
          <text:p text:style-name="P1"><text:span text:style-name="T2"/></text:p>
          <text:p text:style-name="P1"><text:span text:style-name="T2">Drainage </text:span></text:p>
          <text:p text:style-name="P1"><text:span text:style-name="T2">Reserve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3.429cm" svg:height="2.286cm" svg:x="5.137cm" svg:y="1.492cm">
          <text:p text:style-name="P1">??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3.429cm" svg:height="2.286cm" svg:x="8.82cm" svg:y="1.465cm">
          <text:p text:style-name="P1"><text:span text:style-name="T3">??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3.167cm" svg:y1="5.445cm" svg:x2="3.167cm" svg:y2="3.794cm">
          <text:p/>
        </draw:line>
        <draw:line draw:style-name="gr4" draw:text-style-name="P3" draw:layer="layout" svg:x1="6.715cm" svg:y1="5.445cm" svg:x2="6.715cm" svg:y2="3.794cm">
          <text:p/>
        </draw:line>
        <draw:line draw:style-name="gr4" draw:text-style-name="P3" draw:layer="layout" svg:x1="10.471cm" svg:y1="5.572cm" svg:x2="10.471cm" svg:y2="3.794cm">
          <text:p/>
        </draw:line>
        <draw:custom-shape draw:style-name="gr8" draw:text-style-name="P7" draw:layer="layout" svg:width="3.81cm" svg:height="2.34cm" svg:x="10.525cm" svg:y="8.185cm">
          <text:p text:style-name="P1"><text:span text:style-name="T4">GetDescendants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" draw:text-style-name="P2" draw:layer="layout" svg:width="2.822cm" svg:height="1.296cm" draw:transform="skewX (-0.0300196631343025) rotate (-0.030194196059502) translate (23.734cm 5.525cm)">
          <text:p text:style-name="P1"><text:span text:style-name="T1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3.175cm" svg:height="1.27cm" svg:x="26.908cm" svg:y="5.472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draw:layer="layout" svg:width="3.329cm" svg:height="1.27cm" svg:x="30.356cm" svg:y="5.572cm">
          <text:p text:style-name="P1"><text:span text:style-name="T1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5" draw:layer="layout" svg:width="3.429cm" svg:height="2.059cm" svg:x="23.225cm" svg:y="1.635cm">
          <text:p text:style-name="P1"><text:span text:style-name="T2"/></text:p>
          <text:p text:style-name="P1"><text:span text:style-name="T2">Lined Drain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175cm" svg:height="2.059cm" svg:x="26.908cm" svg:y="1.635cm">
          <text:p text:style-name="P1">??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3.429cm" svg:height="2.059cm" svg:x="30.337cm" svg:y="1.635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controls" svg:width="4.283cm" svg:height="1.043cm" svg:x="16.275cm" svg:y="8.847cm">
          <text:p text:style-name="P1"><text:span text:style-name="T1">Group of Sp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controls" svg:x1="14.335cm" svg:y1="9.355cm" svg:x2="16.24cm" svg:y2="9.382cm">
          <text:p/>
        </draw:line>
        <draw:custom-shape draw:style-name="gr15" draw:text-style-name="P7" xml:id="id1" draw:id="id1" draw:layer="controls" svg:width="4.064cm" svg:height="2.286cm" svg:x="16.367cm" svg:y="11.676cm">
          <text:p text:style-name="P1"><text:span text:style-name="T4">GetProjec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7" draw:layer="controls" svg:width="4.064cm" svg:height="2.286cm" svg:x="26.4cm" svg:y="11.414cm">
          <text:p text:style-name="P1"><text:span text:style-name="T4">GetLowPositio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controls" svg:x1="18.372cm" svg:y1="9.89cm" svg:x2="18.399cm" svg:y2="11.668cm">
          <text:p/>
        </draw:line>
        <draw:line draw:style-name="gr4" draw:text-style-name="P3" draw:layer="controls" svg:x1="28.459cm" svg:y1="10.017cm" svg:x2="28.432cm" svg:y2="11.414cm">
          <text:p/>
        </draw:line>
        <draw:line draw:style-name="gr4" draw:text-style-name="P3" draw:layer="controls" svg:x1="28.432cm" svg:y1="8.874cm" svg:x2="28.432cm" svg:y2="7.35cm">
          <text:p/>
        </draw:line>
        <draw:line draw:style-name="gr4" draw:text-style-name="P3" draw:layer="controls" svg:x1="25.084cm" svg:y1="5.572cm" svg:x2="25.084cm" svg:y2="3.667cm">
          <text:p/>
        </draw:line>
        <draw:line draw:style-name="gr4" draw:text-style-name="P3" draw:layer="controls" svg:x1="28.405cm" svg:y1="5.445cm" svg:x2="28.405cm" svg:y2="3.667cm">
          <text:p/>
        </draw:line>
        <draw:line draw:style-name="gr4" draw:text-style-name="P3" draw:layer="controls" svg:x1="32.061cm" svg:y1="5.572cm" svg:x2="32.061cm" svg:y2="3.667cm">
          <text:p/>
        </draw:line>
        <draw:custom-shape draw:style-name="gr17" draw:text-style-name="P8" xml:id="id2" draw:id="id2" draw:layer="controls" svg:width="8.539cm" svg:height="1.116cm" svg:x="20.147cm" svg:y="17.664cm">
          <text:p text:style-name="P1"><text:span text:style-name="T5">Projection of space and BuildingElementProx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7" xml:id="id3" draw:id="id3" draw:layer="controls" svg:width="3.937cm" svg:height="2.286cm" svg:x="28.813cm" svg:y="19.542cm">
          <text:p text:style-name="P1"><text:span text:style-name="T4">GetDistanc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9" draw:text-style-name="P2" xml:id="id4" draw:id="id4" draw:layer="controls" svg:width="3.413cm" svg:height="1.116cm" svg:x="35.527cm" svg:y="17.664cm">
          <text:p text:style-name="P1"><text:span text:style-name="T1">PipeSeg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2" draw:layer="controls" svg:width="2.669cm" svg:height="1.142cm" draw:transform="skewX (-0.029845130209103) rotate (-0.030194196059502) translate (32.335cm 14.929cm)">
          <text:p text:style-name="P1"><text:span text:style-name="T1">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draw:layer="controls" svg:width="2.921cm" svg:height="1.243cm" svg:x="35.357cm" svg:y="14.87cm">
          <text:p text:style-name="P1"><text:span text:style-name="T1">Classif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8" draw:layer="controls" svg:width="2.981cm" svg:height="1.243cm" svg:x="38.505cm" svg:y="14.87cm">
          <text:p text:style-name="P1"><text:span text:style-name="T5">Predefined typ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5" draw:layer="controls" svg:width="3.048cm" svg:height="2.286cm" svg:x="31.869cm" svg:y="11.16cm">
          <text:p text:style-name="P1"><text:span text:style-name="T2">Sewer Pipe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draw:layer="controls" svg:width="2.859cm" svg:height="2.286cm" svg:x="35.225cm" svg:y="11.16cm">
          <text:p text:style-name="P1">??</text:p>
          <draw:enhanced-geometry svg:viewBox="0 0 21600 21600" draw:type="rectangle" draw:enhanced-path="M 0 0 L 21600 0 21600 21600 0 21600 0 0 Z N"/>
        </draw:custom-shape>
        <draw:custom-shape draw:style-name="gr25" draw:text-style-name="P6" draw:layer="controls" svg:width="3.253cm" svg:height="2.286cm" svg:x="38.346cm" svg:y="11.133cm">
          <text:p text:style-name="P1"><text:span text:style-name="T3">??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controls" svg:x1="33.639cm" svg:y1="14.97cm" svg:x2="33.666cm" svg:y2="13.446cm">
          <text:p/>
        </draw:line>
        <draw:line draw:style-name="gr4" draw:text-style-name="P3" draw:layer="controls" svg:x1="36.741cm" svg:y1="14.843cm" svg:x2="36.741cm" svg:y2="13.446cm">
          <text:p/>
        </draw:line>
        <draw:line draw:style-name="gr4" draw:text-style-name="P3" draw:layer="controls" svg:x1="39.989cm" svg:y1="14.843cm" svg:x2="39.989cm" svg:y2="13.446cm">
          <text:p/>
        </draw:line>
        <draw:custom-shape draw:style-name="gr26" draw:text-style-name="P8" draw:layer="controls" svg:width="4.537cm" svg:height="2.159cm" svg:x="28.548cm" svg:y="23.352cm">
          <text:p text:style-name="P1"><text:span text:style-name="T5">Minimum Vertical</text:span></text:p>
          <text:p text:style-name="P1"><text:span text:style-name="T5">Distance of 1000 m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controls" svg:x1="30.769cm" svg:y1="21.828cm" svg:x2="30.769cm" svg:y2="23.352cm">
          <text:p/>
        </draw:line>
        <draw:custom-shape draw:style-name="gr27" draw:text-style-name="P3" draw:layer="controls" svg:width="11.303cm" svg:height="5.715cm" svg:x="1.254cm" svg:y="1.25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3" draw:layer="controls" svg:width="11.049cm" svg:height="6.096cm" svg:x="22.971cm" svg:y="1.254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3" draw:layer="controls" svg:width="10.16cm" svg:height="5.588cm" svg:x="31.607cm" svg:y="10.906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controls" svg:x1="37.195cm" svg:y1="17.637cm" svg:x2="37.195cm" svg:y2="16.494cm">
          <text:p/>
        </draw:line>
        <draw:connector draw:style-name="gr4" draw:text-style-name="P3" draw:layer="controls" svg:x1="18.399cm" svg:y1="13.962cm" svg:x2="20.147cm" svg:y2="18.222cm" draw:start-shape="id1" draw:start-glue-point="6" draw:end-shape="id2" draw:end-glue-point="3" svg:d="M18399 13962v4260h1748" svg:viewBox="0 0 1749 4261">
          <text:p/>
        </draw:connector>
        <draw:connector draw:style-name="gr4" draw:text-style-name="P3" draw:layer="controls" svg:x1="24.416cm" svg:y1="18.78cm" svg:x2="28.813cm" svg:y2="20.685cm" draw:start-shape="id2" draw:start-glue-point="2" draw:end-shape="id3" draw:end-glue-point="5" svg:d="M24416 18780v1905h4397" svg:viewBox="0 0 4398 1906">
          <text:p/>
        </draw:connector>
        <draw:connector draw:style-name="gr4" draw:text-style-name="P3" draw:layer="controls" svg:x1="37.233cm" svg:y1="18.78cm" svg:x2="32.75cm" svg:y2="20.685cm" draw:start-shape="id4" draw:start-glue-point="2" draw:end-shape="id3" draw:end-glue-point="7" svg:d="M37233 18780v1905h-4483" svg:viewBox="0 0 4484 1906">
          <text:p/>
        </draw:connector>
        <draw:custom-shape draw:style-name="gr30" draw:text-style-name="P8" draw:layer="layout" svg:width="3.81cm" svg:height="1.116cm" svg:x="26.654cm" svg:y="14.843cm">
          <text:p text:style-name="P1"><text:span text:style-name="T5">Passing to Proj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8.432cm" svg:y1="13.6cm" svg:x2="28.432cm" svg:y2="14.843cm">
          <text:p/>
        </draw:line>
        <draw:custom-shape draw:style-name="gr31" draw:text-style-name="P7" draw:layer="layout" svg:width="4.064cm" svg:height="1.932cm" svg:x="21.193cm" svg:y="14.481cm">
          <text:p text:style-name="P1"><text:span text:style-name="T4">SetAsElevatio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26.654cm" svg:y1="15.451cm" svg:x2="25.257cm" svg:y2="15.451cm">
          <text:p/>
        </draw:line>
        <draw:custom-shape draw:style-name="gr32" draw:text-style-name="P8" draw:layer="layout" svg:width="4.445cm" svg:height="1.116cm" svg:x="21.447cm" svg:y="12.176cm">
          <text:p text:style-name="P1"><text:span text:style-name="T5">New Value for Elev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21.447cm" svg:y1="12.811cm" svg:x2="20.431cm" svg:y2="12.811cm">
          <text:p/>
        </draw:line>
        <draw:line draw:style-name="gr4" draw:text-style-name="P3" draw:layer="layout" svg:x1="23.225cm" svg:y1="14.462cm" svg:x2="23.225cm" svg:y2="13.31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05T13:20:53.823000000</meta:creation-date>
    <dc:date>2018-11-06T08:44:00.320000000</dc:date>
    <meta:editing-duration>PT1H42M37S</meta:editing-duration>
    <meta:editing-cycles>2</meta:editing-cycles>
    <meta:generator>LibreOffice/6.1.2.1$Windows_X86_64 LibreOffice_project/65905a128db06ba48db947242809d14d3f9a93fe</meta:generator>
    <meta:document-statistic meta:object-count="58"/>
  </office:meta>
</office:document-meta>
</file>